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155cm" svg:height="0.963cm" svg:x="5.815cm" svg:y="1.635cm">
          <draw:text-box>
            <text:p>Flowchart for precaching maps</text:p>
          </draw:text-box>
        </draw:frame>
        <draw:custom-shape draw:style-name="gr2" draw:text-style-name="P1" draw:layer="layout" svg:width="3.175cm" svg:height="0.635cm" svg:x="7.685cm" svg:y="3.8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3.81cm" svg:height="1.905cm" svg:x="7.15cm" svg:y="5.745cm">
          <text:p text:style-name="P1">Input:</text:p>
          <text:p text:style-name="P1">Ma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4.445cm" svg:height="1.905cm" svg:x="6.715cm" svg:y="9.255cm">
          <text:p text:style-name="P1">Process </text:p>
          <text:p text:style-name="P1">He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445cm" svg:height="1.905cm" svg:x="6.715cm" svg:y="12.43cm">
          <text:p text:style-name="P1">Load Tile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445cm" svg:height="1.905cm" svg:x="6.715cm" svg:y="15.605cm">
          <text:p text:style-name="P1">Load BG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445cm" svg:height="1.905cm" svg:x="6.715cm" svg:y="18.345cm">
          <text:p text:style-name="P1">Close Map 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445cm" svg:height="2.54cm" svg:x="6.715cm" svg:y="21.32cm">
          <text:p text:style-name="P1">Output:</text:p>
          <text:p text:style-name="P1">Resource</text:p>
          <text:p text:style-name="P1"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3.175cm" svg:height="0.635cm" svg:x="7.315cm" svg:y="25.295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9.255cm" svg:y1="4.175cm" svg:x2="9.255cm" svg:y2="5.445cm">
          <text:p/>
        </draw:line>
        <draw:line draw:style-name="gr3" draw:text-style-name="P1" draw:layer="layout" svg:x1="8.955cm" svg:y1="7.35cm" svg:x2="8.955cm" svg:y2="9.255cm">
          <text:p/>
        </draw:line>
        <draw:line draw:style-name="gr3" draw:text-style-name="P1" draw:layer="layout" svg:x1="8.62cm" svg:y1="11.16cm" svg:x2="8.62cm" svg:y2="12.43cm">
          <text:p/>
        </draw:line>
        <draw:line draw:style-name="gr3" draw:text-style-name="P1" draw:layer="layout" svg:x1="8.62cm" svg:y1="14.335cm" svg:x2="8.62cm" svg:y2="15.605cm">
          <text:p/>
        </draw:line>
        <draw:line draw:style-name="gr3" draw:text-style-name="P1" draw:layer="layout" svg:x1="8.62cm" svg:y1="17.51cm" svg:x2="8.62cm" svg:y2="18.145cm">
          <text:p/>
        </draw:line>
        <draw:line draw:style-name="gr3" draw:text-style-name="P1" draw:layer="layout" svg:x1="8.62cm" svg:y1="20.05cm" svg:x2="8.62cm" svg:y2="21.32cm">
          <text:p/>
        </draw:line>
        <draw:line draw:style-name="gr3" draw:text-style-name="P1" draw:layer="layout" svg:x1="8.62cm" svg:y1="23.86cm" svg:x2="8.62cm" svg:y2="25.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2T18:56:08.31</meta:creation-date>
    <dc:date>2011-02-02T19:01:57.61</dc:date>
    <meta:editing-duration>PT00H05M50S</meta:editing-duration>
    <meta:editing-cycles>1</meta:editing-cycles>
    <meta:document-statistic meta:object-count="16"/>
    <meta:generator>OpenOffice.org/3.2$Win32 OpenOffice.org_project/320m12$Build-9483</meta:generator>
  </office:meta>
</office:document-meta>
</file>